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8.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ce2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TAR0</text:p>
          </table:table-cell>
          <table:table-cell office:value-type="string" calcext:value-type="string">
            <text:p>start,ApnDP,RnW,ADDR(2:3),parity,stop,park</text:p>
          </table:table-cell>
          <table:table-cell table:number-columns-repeated="5"/>
        </table:table-row>
        <table:table-row table:style-name="ro1" table:number-rows-repeated="12">
          <table:table-cell table:number-columns-repeated="8"/>
        </table:table-row>
        <table:table-row table:style-name="ro1">
          <table:table-cell/>
          <table:table-cell office:value-type="string" calcext:value-type="string">
            <text:p>CTAR1</text:p>
          </table:table-cell>
          <table:table-cell office:value-type="string" calcext:value-type="string">
            <text:p>T,ACK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TAR1</text:p>
          </table:table-cell>
          <table:table-cell office:value-type="string" calcext:value-type="string">
            <text:p>data(31-24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TAR1</text:p>
          </table:table-cell>
          <table:table-cell office:value-type="string" calcext:value-type="string">
            <text:p>data(23-8)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TAR1</text:p>
          </table:table-cell>
          <table:table-cell office:value-type="string" calcext:value-type="string">
            <text:p>data(15-8)</text:p>
          </table:table-cell>
          <table:table-cell table:formula="of:=SUM([.D14:.D17])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TAR1</text:p>
          </table:table-cell>
          <table:table-cell office:value-type="string" calcext:value-type="string">
            <text:p>data(7-0),parity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Receive</text:p>
          </table:table-cell>
          <table:covered-table-cell/>
          <table:table-cell office:value-type="string" calcext:value-type="string">
            <text:p>Extra</text:p>
          </table:table-cell>
          <table:table-cell office:value-type="string" calcext:value-type="string">
            <text:p>Data-LSB</text:p>
          </table:table-cell>
          <table:table-cell office:value-type="string" calcext:value-type="string">
            <text:p>Data-MS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ambleCtar</text:p>
          </table:table-cell>
          <table:table-cell office:value-type="string" calcext:value-type="string">
            <text:p>start,APnDP,RnW,ADDR(2:3),parity,stop,park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D22]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xAckCtar</text:p>
          </table:table-cell>
          <table:table-cell table:formula="of:=&quot;T,ACK,Data(&quot;&amp;[.E23]&amp;&quot;)&quot;" office:value-type="string" office:string-value="T,ACK,Data(0)" calcext:value-type="string">
            <text:p>T,ACK,Data(0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3]+[.F23]-[.E23]+1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xCtar</text:p>
          </table:table-cell>
          <table:table-cell table:formula="of:=&quot;Data(&quot;&amp;[.E24]&amp;&quot;-&quot;&amp;[.F24]&amp;&quot;)&quot;" office:value-type="string" office:string-value="Data(1-16)" calcext:value-type="string">
            <text:p>Data(1-16)</text:p>
          </table:table-cell>
          <table:table-cell/>
          <table:table-cell table:style-name="ce3" table:formula="of:=[.F23]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D24]+[.F24]-[.E24]+1"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xCtar</text:p>
          </table:table-cell>
          <table:table-cell table:formula="of:=&quot;Data(&quot;&amp;[.E25]&amp;&quot;-&quot;&amp;[.F25]&amp;&quot;)&quot;&amp;&quot;,parity&quot;" office:value-type="string" office:string-value="Data(17-31),parity" calcext:value-type="string">
            <text:p>Data(17-31),parity</text:p>
          </table:table-cell>
          <table:table-cell office:value-type="float" office:value="1" calcext:value-type="float">
            <text:p>1</text:p>
          </table:table-cell>
          <table:table-cell table:formula="of:=[.F24]+1"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formula="of:=[.D25]+[.F25]-[.E25]+1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6"/>
          <table:table-cell table:formula="of:=SUM([.G23:.G25])"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ransmit</text:p>
          </table:table-cell>
          <table:covered-table-cell/>
          <table:table-cell office:value-type="string" calcext:value-type="string">
            <text:p>Extra</text:p>
          </table:table-cell>
          <table:table-cell office:value-type="string" calcext:value-type="string">
            <text:p>Data-LSB</text:p>
          </table:table-cell>
          <table:table-cell office:value-type="string" calcext:value-type="string">
            <text:p>Data-MS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ambleCtar</text:p>
          </table:table-cell>
          <table:table-cell office:value-type="string" calcext:value-type="string">
            <text:p>start,ApnDP,RnW,ADDR(2:3),parity,stop,park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D29]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xAckCtar</text:p>
          </table:table-cell>
          <table:table-cell office:value-type="string" calcext:value-type="string">
            <text:p>T,ACK,T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D30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xCtar</text:p>
          </table:table-cell>
          <table:table-cell table:formula="of:=&quot;Data(&quot;&amp;[.E31]&amp;&quot;-&quot;&amp;[.F31]&amp;&quot;)&quot;" office:value-type="string" office:string-value="Data(0-10)" calcext:value-type="string">
            <text:p>Data(0-10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31]+[.F31]-[.E31]+1"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xCtar</text:p>
          </table:table-cell>
          <table:table-cell table:formula="of:=&quot;Data(&quot;&amp;[.E32]&amp;&quot;-&quot;&amp;[.F32]&amp;&quot;)&quot;" office:value-type="string" office:string-value="Data(11-21)" calcext:value-type="string">
            <text:p>Data(11-21)</text:p>
          </table:table-cell>
          <table:table-cell/>
          <table:table-cell table:formula="of:=[.F31]+1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D32]+[.F32]-[.E32]+1"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xCtar</text:p>
          </table:table-cell>
          <table:table-cell table:formula="of:=&quot;Data(&quot;&amp;[.E33]&amp;&quot;-&quot;&amp;[.F33]&amp;&quot;)&quot;&amp;&quot;,parity&quot;" office:value-type="string" office:string-value="Data(22-31),parity" calcext:value-type="string">
            <text:p>Data(22-31),parity</text:p>
          </table:table-cell>
          <table:table-cell office:value-type="float" office:value="1" calcext:value-type="float">
            <text:p>1</text:p>
          </table:table-cell>
          <table:table-cell table:formula="of:=[.F32]+1"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D33]+[.F33]-[.E33]+1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6"/>
          <table:table-cell table:formula="of:=SUM([.G30:.G33])" office:value-type="float" office:value="38" calcext:value-type="float">
            <text:p>38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,ACK,Data(31-29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ata(28-14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ata(13-0),parity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,ACK,Data(31-27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ata(26-13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ata(12-0),parity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xtra</text:p>
          </table:table-cell>
          <table:table-cell office:value-type="string" calcext:value-type="string">
            <text:p>Data-LSB</text:p>
          </table:table-cell>
          <table:table-cell office:value-type="string" calcext:value-type="string">
            <text:p>Data-MS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,ACK,Data(31-22)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D55]+([.F55]-[.E55]+1)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ta(21-8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[.D56]+([.F56]-[.E56]+1)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ta(7-0),par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D57]+([.F57]-[.E57]+1)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6"/>
          <table:table-cell table:formula="of:=SUM([.G55:.G57])" office:value-type="float" office:value="37" calcext:value-type="float">
            <text:p>37</text:p>
          </table:table-cell>
          <table:table-cell/>
        </table:table-row>
        <table:table-row table:style-name="ro1" table:number-rows-repeated="104851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O'Donoghue</meta:initial-creator>
    <meta:creation-date>2021-05-19T13:35:37.338656301</meta:creation-date>
    <dc:date>2021-05-19T16:58:18.341108592</dc:date>
    <dc:creator>Peter O'Donoghue</dc:creator>
    <meta:editing-duration>PT2H31M29S</meta:editing-duration>
    <meta:editing-cycles>3</meta:editing-cycles>
    <meta:generator>LibreOffice/6.4.7.2$Linux_X86_64 LibreOffice_project/40$Build-2</meta:generator>
    <meta:document-statistic meta:table-count="1" meta:cell-count="95" meta:object-count="0"/>
  </office:meta>
</office:document-meta>
</file>